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</style:style>
    <style:style style:name="ce39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0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477.24" calcext:value-type="float">
            <text:p>477.24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24.55" calcext:value-type="float">
            <text:p>24.55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15.1" calcext:value-type="float">
            <text:p>15.1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12" calcext:value-type="float">
            <text:p>1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4.19" calcext:value-type="float">
            <text:p>4.19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39" calcext:value-type="float">
            <text:p>3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5.51" calcext:value-type="float">
            <text:p>5.51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0" calcext:value-type="float">
            <text:p>0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15.74" calcext:value-type="float">
            <text:p>15.74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3.18" calcext:value-type="float">
            <text:p>3.18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8.5" calcext:value-type="float">
            <text:p>8.5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0.48" calcext:value-type="float">
            <text:p>-0.48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</calcext:conditional-format>
          <calcext:conditional-format calcext:target-range-address="'Juli 15'.D288:'Juli 15'.D1048576 'Juli 15'.D2:'Juli 15'.D175 'Juli 15'.D177:'Juli 15'.D224 'Juli 15'.D226:'Juli 15'.D286">
            <calcext:date-is calcext:style="Amazon" calcext:date="today"/>
            <calcext:condition calcext:apply-style-name="Ausgehen" calcext:value="=&quot;Ausgehen&quot;" calcext:base-cell-address="'Juli 15'.D2"/>
            <calcext:condition calcext:apply-style-name="Getränke" calcext:value="=&quot;Getränke&quot;" calcext:base-cell-address="'Juli 15'.D2"/>
            <calcext:condition calcext:apply-style-name="Kaffee" calcext:value="=&quot;Kaffee&quot;" calcext:base-cell-address="'Juli 15'.D2"/>
            <calcext:condition calcext:apply-style-name="Kleidung" calcext:value="=&quot;Kleidung&quot;" calcext:base-cell-address="'Juli 15'.D2"/>
            <calcext:condition calcext:apply-style-name="Kosmetika" calcext:value="=&quot;Kosmetika&quot;" calcext:base-cell-address="'Juli 15'.D2"/>
            <calcext:condition calcext:apply-style-name="Nahrung" calcext:value="=&quot;Nahrung&quot;" calcext:base-cell-address="'Juli 15'.D2"/>
            <calcext:condition calcext:apply-style-name="Rechnungen" calcext:value="=&quot;Rechnungen&quot;" calcext:base-cell-address="'Juli 15'.D2"/>
            <calcext:condition calcext:apply-style-name="Sonstiges" calcext:value="=&quot;Sonstiges&quot;" calcext:base-cell-address="'Juli 15'.D2"/>
            <calcext:condition calcext:apply-style-name="Tabak" calcext:value="=&quot;Tabak&quot;" calcext:base-cell-address="'Juli 15'.D2"/>
            <calcext:condition calcext:apply-style-name="Verkehr" calcext:value="=&quot;Verkehr&quot;" calcext:base-cell-address="'Juli 15'.D2"/>
            <calcext:condition calcext:apply-style-name="Zucker" calcext:value="=&quot;Zucker&quot;" calcext:base-cell-address="'Juli 15'.D2"/>
            <calcext:condition calcext:apply-style-name="Bier" calcext:value="=&quot;Bier&quot;" calcext:base-cell-address="'Juli 15'.D2"/>
            <calcext:condition calcext:apply-style-name="Pfand" calcext:value="=&quot;Pfand&quot;" calcext:base-cell-address="'Juli 15'.D2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08:32:59.22977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9T08:34:14.224691193</dc:date>
    <meta:editing-duration>PT4H44M18S</meta:editing-duration>
    <meta:editing-cycles>43</meta:editing-cycles>
    <meta:generator>LibreOffice/4.4.3.2$Linux_x86 LibreOffice_project/40m0$Build-2</meta:generator>
    <meta:document-statistic meta:table-count="3" meta:cell-count="16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